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cm" fo:min-width="3.882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8.39cm"/>
    </style:style>
    <style:style style:name="gr3" style:family="graphic" style:parent-style-name="standard">
      <style:graphic-properties draw:textarea-horizontal-align="justify" draw:textarea-vertical-align="middle" draw:auto-grow-height="false" fo:min-height="1.316cm" fo:min-width="3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7cm"/>
    </style:style>
    <style:style style:name="gr11" style:family="graphic" style:parent-style-name="standard">
      <style:graphic-properties draw:textarea-horizontal-align="justify" draw:textarea-vertical-align="middle" draw:auto-grow-height="false" fo:min-height="0.322cm" fo:min-width="1.5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4.318cm" svg:x="2.651cm" svg:y="2.397cm">
          <text:p text:style-name="P1">Type 1</text:p>
          <draw:enhanced-geometry svg:viewBox="0 0 21600 21600" draw:glue-points="?f0 0 ?f1 10800 0 21600 10800 21600 21600 21600 ?f7 10800" draw:text-areas="?f1 10800 ?f2 18000 ?f3 7200 ?f4 21600" draw:type="isosceles-triangle" draw:modifiers="4517.663167503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89cm" svg:height="4.572cm" svg:x="7.57cm" svg:y="10.587cm">
          <text:p text:style-name="P1"><text:s text:c="13"/></text:p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3518.580017177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62cm" svg:height="4.699cm" draw:transform="rotate (-0.549429648527816) translate (4.788cm 16.937cm)">
          <text:p/>
          <draw:enhanced-geometry svg:viewBox="0 0 21600 21600" draw:glue-points="?f0 0 ?f1 10800 0 21600 10800 21600 21600 21600 ?f7 10800" draw:text-areas="?f1 10800 ?f2 18000 ?f3 7200 ?f4 21600" draw:type="isosceles-triangle" draw:modifiers="4944.160956407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2.332cm" svg:y1="20.925cm" svg:x2="7.412cm" svg:y2="20.925cm">
          <text:p/>
        </draw:line>
        <draw:custom-shape draw:style-name="gr3" draw:text-style-name="P1" draw:layer="layout" svg:width="7.62cm" svg:height="4.699cm" draw:transform="rotate (-0.549429648527816) translate (15.163cm 16.869cm)">
          <text:p/>
          <draw:enhanced-geometry svg:viewBox="0 0 21600 21600" draw:glue-points="?f0 0 ?f1 10800 0 21600 10800 21600 21600 21600 ?f7 10800" draw:text-areas="?f1 10800 ?f2 18000 ?f3 7200 ?f4 21600" draw:type="isosceles-triangle" draw:modifiers="4944.160956407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2.768cm" svg:y1="20.847cm" svg:x2="17.848cm" svg:y2="20.847cm">
          <text:p/>
        </draw:line>
        <draw:frame draw:style-name="gr5" draw:text-style-name="P3" draw:layer="layout" svg:width="0.959cm" svg:height="0.954cm" svg:x="9.12cm" svg:y="25.319cm">
          <draw:text-box>
            <text:p>R</text:p>
          </draw:text-box>
        </draw:frame>
        <draw:frame draw:style-name="gr6" draw:text-style-name="P3" draw:layer="layout" svg:width="0.925cm" svg:height="0.954cm" svg:x="1.254cm" svg:y="20.301cm">
          <draw:text-box>
            <text:p>P</text:p>
          </draw:text-box>
        </draw:frame>
        <draw:frame draw:style-name="gr7" draw:text-style-name="P3" draw:layer="layout" svg:width="0.993cm" svg:height="0.954cm" svg:x="5.572cm" svg:y="16.683cm">
          <draw:text-box>
            <text:p>Q</text:p>
          </draw:text-box>
        </draw:frame>
        <draw:frame draw:style-name="gr5" draw:text-style-name="P3" draw:layer="layout" svg:width="0.959cm" svg:height="0.954cm" svg:x="18.864cm" svg:y="25.038cm">
          <draw:text-box>
            <text:p>R</text:p>
          </draw:text-box>
        </draw:frame>
        <draw:frame draw:style-name="gr5" draw:text-style-name="P3" draw:layer="layout" svg:width="0.993cm" svg:height="0.954cm" svg:x="16.605cm" svg:y="16.783cm">
          <draw:text-box>
            <text:p>Q</text:p>
          </draw:text-box>
        </draw:frame>
        <draw:frame draw:style-name="gr8" draw:text-style-name="P3" draw:layer="layout" svg:width="1.34cm" svg:height="1.524cm" svg:x="11.787cm" svg:y="20.239cm">
          <draw:text-box draw:corner-radius="0.262cm">
            <text:p>P</text:p>
          </draw:text-box>
        </draw:frame>
        <draw:frame draw:style-name="gr5" draw:text-style-name="P3" draw:layer="layout" svg:width="1.277cm" svg:height="0.954cm" svg:x="18.01cm" svg:y="19.985cm">
          <draw:text-box>
            <text:p>P2</text:p>
          </draw:text-box>
        </draw:frame>
        <draw:frame draw:style-name="gr5" draw:text-style-name="P3" draw:layer="layout" svg:width="0.959cm" svg:height="0.954cm" svg:x="13.977cm" svg:y="15.032cm">
          <draw:text-box>
            <text:p>R</text:p>
          </draw:text-box>
        </draw:frame>
        <draw:frame draw:style-name="gr6" draw:text-style-name="P3" draw:layer="layout" svg:width="0.925cm" svg:height="0.954cm" svg:x="6.427cm" svg:y="10.268cm">
          <draw:text-box>
            <text:p>P</text:p>
          </draw:text-box>
        </draw:frame>
        <draw:frame draw:style-name="gr7" draw:text-style-name="P3" draw:layer="layout" svg:width="0.993cm" svg:height="0.954cm" svg:x="16.644cm" svg:y="10.079cm">
          <draw:text-box>
            <text:p>Q</text:p>
          </draw:text-box>
        </draw:frame>
        <draw:frame draw:style-name="gr9" draw:text-style-name="P3" draw:layer="layout" svg:width="0.959cm" svg:height="0.954cm" svg:x="11.414cm" svg:y="6.523cm">
          <draw:text-box>
            <text:p>R</text:p>
          </draw:text-box>
        </draw:frame>
        <draw:frame draw:style-name="gr6" draw:text-style-name="P3" draw:layer="layout" svg:width="0.925cm" svg:height="0.954cm" svg:x="1.762cm" svg:y="6.396cm">
          <draw:text-box>
            <text:p>P</text:p>
          </draw:text-box>
        </draw:frame>
        <draw:frame draw:style-name="gr7" draw:text-style-name="P3" draw:layer="layout" svg:width="0.993cm" svg:height="0.954cm" svg:x="3.667cm" svg:y="1.697cm">
          <draw:text-box>
            <text:p>Q</text:p>
          </draw:text-box>
        </draw:frame>
        <draw:frame draw:style-name="gr10" draw:text-style-name="P3" draw:layer="layout" svg:width="2.407cm" svg:height="0.954cm" svg:x="12.015cm" svg:y="11.73cm">
          <draw:text-box>
            <text:p>Type 2</text:p>
          </draw:text-box>
        </draw:frame>
        <draw:frame draw:style-name="gr10" draw:text-style-name="P3" draw:layer="layout" svg:width="2.407cm" svg:height="0.954cm" svg:x="4.435cm" svg:y="20.936cm">
          <draw:text-box>
            <text:p>Type 3</text:p>
          </draw:text-box>
        </draw:frame>
        <draw:custom-shape draw:style-name="gr11" draw:text-style-name="P1" draw:layer="layout" svg:width="2.286cm" svg:height="1.143cm" svg:x="8.993cm" svg:y="20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21:28:31.955745000</meta:creation-date>
    <dc:date>2015-10-20T19:12:25.681012000</dc:date>
    <meta:editing-duration>PT16M31S</meta:editing-duration>
    <meta:editing-cycles>4</meta:editing-cycles>
    <meta:generator>LibreOffice/4.4.2.2$MacOSX_X86_64 LibreOffice_project/c4c7d32d0d49397cad38d62472b0bc8acff48dd6</meta:generator>
    <meta:document-statistic meta:object-count="22"/>
  </office:meta>
</office:document-meta>
</file>